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Georgia, 'Helvetica Neue', Arial, sans-serif"/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/>
    </style:style>
    <style:style style:name="P2" style:family="paragraph" style:parent-style-name="Text_20_body">
      <style:text-properties style:font-name="Times New Roman" officeooo:rsid="0002409d" officeooo:paragraph-rsid="0002409d"/>
    </style:style>
    <style:style style:name="P3" style:family="paragraph" style:parent-style-name="Text_20_body">
      <style:text-properties style:font-name="Times New Roman" officeooo:rsid="00092811" officeooo:paragraph-rsid="00092811"/>
    </style:style>
    <style:style style:name="P4" style:family="paragraph" style:parent-style-name="Text_20_body">
      <style:text-properties officeooo:rsid="0002d9a4" officeooo:paragraph-rsid="00121f62"/>
    </style:style>
    <style:style style:name="P5" style:family="paragraph" style:parent-style-name="Text_20_body">
      <style:text-properties officeooo:rsid="00047ad8" officeooo:paragraph-rsid="00047ad8"/>
    </style:style>
    <style:style style:name="P6" style:family="paragraph" style:parent-style-name="Text_20_body" style:list-style-name="L1">
      <style:text-properties officeooo:paragraph-rsid="000699ce"/>
    </style:style>
    <style:style style:name="P7" style:family="paragraph" style:parent-style-name="Text_20_body" style:list-style-name="L1">
      <style:text-properties officeooo:rsid="00087510" officeooo:paragraph-rsid="00087510"/>
    </style:style>
    <style:style style:name="P8" style:family="paragraph" style:parent-style-name="Text_20_body" style:list-style-name="L1">
      <style:text-properties officeooo:rsid="000ddd1a" officeooo:paragraph-rsid="000df59a"/>
    </style:style>
    <style:style style:name="P9" style:family="paragraph" style:parent-style-name="Text_20_body" style:list-style-name="L1">
      <style:text-properties officeooo:rsid="000f6e5a" officeooo:paragraph-rsid="000f6e5a"/>
    </style:style>
    <style:style style:name="P10" style:family="paragraph" style:parent-style-name="Text_20_body">
      <style:text-properties officeooo:rsid="0013371d" officeooo:paragraph-rsid="0013371d"/>
    </style:style>
    <style:style style:name="P11" style:family="paragraph" style:parent-style-name="Heading_20_1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2e17e"/>
    </style:style>
    <style:style style:name="T3" style:family="text">
      <style:text-properties style:font-name="Times New Roman" officeooo:rsid="00047ad8"/>
    </style:style>
    <style:style style:name="T4" style:family="text">
      <style:text-properties style:font-name="Times New Roman" officeooo:rsid="0005b9e5"/>
    </style:style>
    <style:style style:name="T5" style:family="text">
      <style:text-properties style:font-name="Times New Roman" officeooo:rsid="000699ce"/>
    </style:style>
    <style:style style:name="T6" style:family="text">
      <style:text-properties style:font-name="Times New Roman" officeooo:rsid="00087510"/>
    </style:style>
    <style:style style:name="T7" style:family="text">
      <style:text-properties style:font-name="Times New Roman" officeooo:rsid="000b9b9d"/>
    </style:style>
    <style:style style:name="T8" style:family="text">
      <style:text-properties style:font-name="Times New Roman" officeooo:rsid="000ca294"/>
    </style:style>
    <style:style style:name="T9" style:family="text">
      <style:text-properties style:font-name="Times New Roman" officeooo:rsid="000df59a"/>
    </style:style>
    <style:style style:name="T10" style:family="text">
      <style:text-properties style:font-name="Times New Roman" officeooo:rsid="000e4ae8"/>
    </style:style>
    <style:style style:name="T11" style:family="text">
      <style:text-properties style:font-name="Times New Roman" officeooo:rsid="00110154"/>
    </style:style>
    <style:style style:name="T12" style:family="text">
      <style:text-properties style:font-name="Times New Roman" officeooo:rsid="001209fa"/>
    </style:style>
    <style:style style:name="T13" style:family="text">
      <style:text-properties style:font-name="Times New Roman" officeooo:rsid="00121f62"/>
    </style:style>
    <style:style style:name="T14" style:family="text">
      <style:text-properties style:font-name="Times New Roman" officeooo:rsid="0013371d"/>
    </style:style>
    <style:style style:name="T15" style:family="text">
      <style:text-properties style:text-position="super 58%" style:font-name="Times New Roman"/>
    </style:style>
    <style:style style:name="T16" style:family="text">
      <style:text-properties style:text-position="super 58%" style:font-name="Times New Roman" officeooo:rsid="000699ce"/>
    </style:style>
    <style:style style:name="T17" style:family="text">
      <style:text-properties officeooo:rsid="000b9b9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S236 Spring 2017: Project Description</text:h>
      <text:p text:style-name="P2">The main goal of this project is to understand and implement spatial queries using the Apache Spark framework extended with spatial capabilities (Simba). <text:s/></text:p>
      <text:h text:style-name="Heading_20_2" text:outline-level="2">Description of datasets</text:h>
      <text:p text:style-name="P3">The first dataset are Point-of-Interest (POI) locations around Beijing. The dataset was extracted from OpenStreetMap and it collects diverse amenities and shops around the city. <text:s/>It shows the identification, longitude, latitude and a brief description of each POI. <text:s/>The second dataset are trajectories of moving entities around Beijing. <text:s/>It was extracted from the GeoLife Project. <text:s/>It collects the trajectory identification, <text:span text:style-name="T17">sequence</text:span> identification, longitude, latitude and time of each measurement.</text:p>
      <text:h text:style-name="P1" text:outline-level="2"><text:bookmark text:name="what-you-need-to-implement-in-this-project"/>What you need to implement in this project</text:h>
      <text:p text:style-name="P4"><text:span text:style-name="T1">The project has </text:span><text:span text:style-name="T13">three</text:span><text:span text:style-name="T1"> parts. <text:s/>First, you will </text:span><text:span text:style-name="T2">get familiar with Simba and its R-tree implementation. <text:s/>You will use a sample of the Beijing dataset </text:span><text:span text:style-name="T8">(around 10% of the data) </text:span><text:span text:style-name="T2">to create a R-tree index. <text:s/>Then </text:span><text:span text:style-name="T8">you </text:span><text:span text:style-name="T3">should be able to extract the bounding box of each partition </text:span><text:span text:style-name="T13">which represent each MBR </text:span><text:span text:style-name="T3">and plot </text:span><text:span text:style-name="T13">its</text:span><text:span text:style-name="T3"> </text:span><text:span text:style-name="T13">associate </text:span><text:span text:style-name="T3">rectangle. <text:s/></text:span><text:span text:style-name="T13">You can see an example here. <text:s/></text:span><text:span text:style-name="T3">You can use any tool to plot the rectangles and points. <text:s/></text:span></text:p>
      <text:p text:style-name="P5"><text:span text:style-name="T1">For the second part, you will answer the next spatial queries: <text:s/></text:span></text:p>
      <text:list xml:id="list2932724670289081201" text:style-name="L1">
        <text:list-item>
          <text:p text:style-name="P6"><text:span text:style-name="T4">Retrieve all the shops located </text:span><text:span text:style-name="T6">inside</text:span><text:span text:style-name="T4"> the </text:span><text:span text:style-name="T5">3</text:span><text:span text:style-name="T16">rd</text:span><text:span text:style-name="T5"> road ring </text:span><text:span text:style-name="T6">of the city</text:span><text:span text:style-name="T5">. <text:s/>The coordinates which you should use are (-332729.310,4456050.000) and (-316725.862,4469518.966).</text:span></text:p>
        </text:list-item>
        <text:list-item>
          <text:p text:style-name="P7"><text:span text:style-name="T5">H</text:span><text:span text:style-name="T1">ow many </text:span><text:span text:style-name="T7">objects</text:span><text:span text:style-name="T1"> (in average) are around 5 Km of the Beijing Capital International Airport (-302967.241,4481467.241) on Friday nights (between 8:00PM and 11:59PM).</text:span></text:p>
        </text:list-item>
        <text:list-item>
          <text:p text:style-name="P8"><text:span text:style-name="T1">Using the same </text:span><text:span text:style-name="T10">area</text:span><text:span text:style-name="T1"> of </text:span><text:span text:style-name="T14">A</text:span><text:span text:style-name="T1">, extract all the trajectory points inside the 3</text:span><text:span text:style-name="T15">rd</text:span><text:span text:style-name="T1"> road ring. Then </text:span><text:span text:style-name="T9">compute</text:span><text:span text:style-name="T1"> a histogram with the number of objects inside of </text:span><text:span text:style-name="T9">regular </text:span><text:span text:style-name="T1">cells </text:span><text:span text:style-name="T9">of </text:span><text:span text:style-name="T1">a 500x500-meters grid which cover </text:span><text:span text:style-name="T10">that</text:span><text:span text:style-name="T1"> area. <text:s/></text:span><text:span text:style-name="T9">You can see an example of a histogram in a 1x1-Km grid here.</text:span></text:p>
        </text:list-item>
        <text:list-item>
          <text:p text:style-name="P9"><text:span text:style-name="T1">During weekends, which are the top-10 more popular POIs in 20</text:span><text:span text:style-name="T11">09. <text:s/>Count as popular those POIs with objects around 100 meters. <text:s/></text:span><text:span text:style-name="T12">The more objects around, more popular the place</text:span><text:span text:style-name="T11">.</text:span></text:p>
        </text:list-item>
      </text:list>
      <text:p text:style-name="P10"><text:span text:style-name="T11">F</text:span><text:span text:style-name="T1">or the third part, you will take the last two queries (C and D) and measure the speed-up and scale-up of them. <text:s/>For C, you should use different values for the size of the grid (from 100 to 1000 meters). <text:s/>For D, you should change the distance to each POI (from 10 to 100 meter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Georgia, 'Helvetica Neue', Arial, sans-serif"/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0:07:39.769207843</meta:creation-date>
    <dc:date>2017-05-15T23:04:40.076970874</dc:date>
    <meta:editing-duration>PT43M12S</meta:editing-duration>
    <meta:editing-cycles>8</meta:editing-cycles>
    <meta:generator>LibreOffice/5.2.2.2$Linux_X86_64 LibreOffice_project/20m0$Build-2</meta:generator>
    <meta:document-statistic meta:table-count="0" meta:image-count="0" meta:object-count="0" meta:page-count="1" meta:paragraph-count="12" meta:word-count="377" meta:character-count="2300" meta:non-whitespace-character-count="1918"/>
  </office:meta>
</office:document-meta>
</file>